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officeooo:paragraph-rsid="0002ddfe"/>
    </style:style>
    <style:style style:name="P4" style:family="paragraph" style:parent-style-name="Standard">
      <style:paragraph-properties fo:margin-left="0cm" fo:margin-right="0cm" fo:orphans="2" fo:widows="2" fo:text-indent="0cm" style:auto-text-indent="false"/>
      <style:text-properties officeooo:rsid="00001f4e" officeooo:paragraph-rsid="00001f4e"/>
    </style:style>
    <style:style style:name="P5" style:family="paragraph" style:parent-style-name="Text_20_body">
      <style:paragraph-properties fo:margin-left="0cm" fo:margin-right="0cm" fo:orphans="2" fo:widows="2" fo:text-indent="0cm" style:auto-text-indent="false"/>
      <style:text-properties officeooo:rsid="00001f4e" officeooo:paragraph-rsid="0002ddfe"/>
    </style:style>
    <style:style style:name="P6" style:family="paragraph" style:parent-style-name="Text_20_body">
      <style:paragraph-properties fo:padding="0.049cm" fo:border="0.06pt solid #d9d9e3"/>
    </style:style>
    <style:style style:name="P7" style:family="paragraph" style:parent-style-name="Text_20_body">
      <style:paragraph-properties fo:padding="0.049cm" fo:border="0.06pt solid #d9d9e3"/>
      <style:text-properties fo:font-variant="normal" fo:text-transform="none" fo:color="#374151" loext:opacity="100%" style:font-name="S hne" fo:font-size="12pt" fo:letter-spacing="normal" fo:font-style="normal" fo:font-weight="normal"/>
    </style:style>
    <style:style style:name="P8"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2pt" fo:letter-spacing="normal" fo:font-style="normal" fo:font-weight="normal" officeooo:rsid="00016474" officeooo:paragraph-rsid="00016474"/>
    </style:style>
    <style:style style:name="P9" style:family="paragraph" style:parent-style-name="Standard">
      <style:paragraph-properties fo:margin-left="0cm" fo:margin-right="0cm" fo:orphans="2" fo:widows="2" fo:text-indent="0cm" style:auto-text-indent="false"/>
      <style:text-properties fo:font-variant="normal" fo:text-transform="none" fo:color="#374151" loext:opacity="100%" style:font-name="S hne" fo:font-size="12pt" fo:letter-spacing="normal" fo:font-style="normal" fo:font-weight="normal" officeooo:rsid="00001f4e" officeooo:paragraph-rsid="00016474"/>
    </style:style>
    <style:style style:name="P10" style:family="paragraph" style:parent-style-name="Text_20_body">
      <style:paragraph-properties fo:padding="0.049cm" fo:border="0.06pt solid #d9d9e3"/>
      <style:text-properties officeooo:paragraph-rsid="0002ddfe"/>
    </style:style>
    <style:style style:name="P11" style:family="paragraph" style:parent-style-name="Text_20_body">
      <style:paragraph-properties fo:padding="0.049cm" fo:border="0.06pt solid #d9d9e3"/>
      <style:text-properties fo:font-variant="normal" fo:text-transform="none" fo:color="#374151" loext:opacity="100%" style:font-name="S hne" fo:font-size="12pt" fo:letter-spacing="normal" fo:font-style="normal" fo:font-weight="normal"/>
    </style:style>
    <style:style style:name="P12" style:family="paragraph" style:parent-style-name="Text_20_body">
      <style:paragraph-properties fo:padding="0.049cm" fo:border="0.06pt solid #d9d9e3"/>
      <style:text-properties fo:font-variant="normal" fo:text-transform="none" fo:color="#374151" loext:opacity="100%" style:font-name="S hne" fo:font-size="12pt" fo:letter-spacing="normal" fo:font-style="normal" fo:font-weight="normal" officeooo:paragraph-rsid="0003a88a"/>
    </style:style>
    <style:style style:name="P13" style:family="paragraph" style:parent-style-name="Text_20_body">
      <style:paragraph-properties fo:padding="0.049cm" fo:border="0.06pt solid #d9d9e3"/>
    </style:style>
    <style:style style:name="P14" style:family="paragraph" style:parent-style-name="Text_20_body">
      <style:paragraph-properties fo:padding="0.049cm" fo:border="0.06pt solid #d9d9e3"/>
      <style:text-properties officeooo:paragraph-rsid="0003a88a"/>
    </style:style>
    <style:style style:name="T1" style:family="text">
      <style:text-properties fo:font-variant="normal" fo:text-transform="none" fo:color="#374151" loext:opacity="100%" style:font-name="S hne" fo:font-size="12pt" fo:letter-spacing="normal" fo:font-style="normal" fo:font-weight="normal"/>
    </style:style>
    <style:style style:name="T2" style:family="text">
      <style:text-properties fo:font-variant="normal" fo:text-transform="none" fo:color="#374151" loext:opacity="100%" style:font-name="S hne" fo:font-size="12pt" fo:letter-spacing="normal" fo:font-style="normal" fo:font-weight="normal" officeooo:rsid="0003a88a"/>
    </style:style>
    <style:style style:name="T3" style:family="text">
      <style:text-properties officeooo:rsid="00001f4e"/>
    </style:style>
    <style:style style:name="T4" style:family="text">
      <style:text-properties officeooo:rsid="0002ddfe"/>
    </style:style>
    <style:style style:name="T5" style:family="text">
      <style:text-properties officeooo:rsid="0003a8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TO MANGA TALES : CREEZ VOTRE HISTOIRE !</text:p>
      <text:p text:style-name="P9"/>
      <text:p text:style-name="P9"/>
      <text:p text:style-name="P9"/>
      <text:p text:style-name="P9">Plongez dans l'univers unique de "Moto Manga Tales" où votre passion pour la moto et les mangas prend vie ! Notre site vous offre une expérience interactive où vous pouvez choisir votre identité de motard ou de motarde, ainsi que votre genre de manga préféré parmi une sélection éclectique. En fonction de vos choix, laissez-vous emporter dans une aventure épique où votre histoire en tant que motard ou motarde manga se déroulera sous vos yeux. Préparez-vous à vivre des moments de passion, d'action et de découverte dans un monde où la vitesse rencontre l'imagination. Rejoignez-nous sur "Moto Manga Tales" et créez votre propre légende dès aujourd'hui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es Vagues d'Aventures : La Quête de Rei Tsukino à Travers One Piece" </text:p>
      <text:p text:style-name="P7"/>
      <text:p text:style-name="P12">Dans le vaste monde de One Piece, une motarde intrépide nommée Rei Tsukino parcourt les mers tumultueuses à la recherche d'aventures et de trésors.&lt;<text:span text:style-name="T5">br&gt;&lt;br&gt;</text:span></text:p>
      <text:p text:style-name="P14">Née dans un petit village côtier, Rei a toujours été fascinée par les récits de pirates et de grands navigateurs qui sillonnent les océans. Dès son plus jeune âge, elle rêvait de parcourir le monde à bord de sa moto marine, un vaisseau modifié pour fendre les vagues et affronter les tempêtes.<text:span text:style-name="T1">&lt;</text:span><text:span text:style-name="T2">br&gt;&lt;br&gt;</text:span></text:p>
      <text:p text:style-name="P14">Déterminée à suivre les traces de ses héros, Rei embarque dans un voyage audacieux à travers les mers Grand Line, affrontant des pirates impitoyables, découvrant des îles mystérieuses et naviguant dans des eaux dangereuses.<text:span text:style-name="T1">&lt;</text:span><text:span text:style-name="T2">br&gt;&lt;br&gt;</text:span></text:p>
      <text:p text:style-name="P14">Au cours de son périple, Rei rencontre des alliés improbables et des ennemis redoutables, mais elle ne perd jamais de vue son objectif : trouver le trésor ultime caché au bout du monde, le légendaire One Piece.<text:span text:style-name="T1">&lt;</text:span><text:span text:style-name="T2">br&gt;&lt;br&gt;</text:span></text:p>
      <text:p text:style-name="P6">Avec sa moto marine rugissante et son esprit indomptable, Rei défie les marées tumultueuses et les dangers de la mer, devenant une légende parmi les pirates et les aventuriers du monde de One Piece.</text:p>
      <text:p text:style-name="P7"/>
      <text:p text:style-name="P7"/>
      <text:p text:style-name="P7"/>
      <text:p text:style-name="P7"/>
      <text:p text:style-name="P7"/>
      <text:p text:style-name="P7">"L'Épopée de la Moto Marine : Hiroshi Arashi et le Voyage vers One Piece" </text:p>
      <text:p text:style-name="P7"/>
      <text:p text:style-name="P12">Dans l'univers vaste et exaltant de One Piece, un motard nommé Hiroshi Arashi trace son chemin à travers les mers tumultueuses, voguant vers l'aventure et la liberté.&lt;<text:span text:style-name="T5">br&gt;&lt;br&gt;</text:span></text:p>
      <text:p text:style-name="P14">Né dans un petit village côtier, Hiroshi a grandi en écoutant les légendes des pirates et des trésors cachés. Inspiré par les récits des grands navigateurs, il décide de poursuivre son propre voyage à travers les océans sur sa moto marine, une machine modifiée avec soin pour braver les flots <text:soft-page-break/>déchaînés.<text:span text:style-name="T1">&lt;</text:span><text:span text:style-name="T2">br&gt;&lt;br&gt;</text:span></text:p>
      <text:p text:style-name="P14">Sa quête le conduit à travers les îles mystérieuses de Grand Line, où il fait face à des pirates redoutables, découvre des trésors enfouis et noue des amitiés précieuses. Avec chaque île qu'il explore, Hiroshi se rapproche un peu plus de son rêve ultime : découvrir le légendaire trésor One Piece et le secret des océans.<text:span text:style-name="T1">&lt;</text:span><text:span text:style-name="T2">br&gt;&lt;br&gt;</text:span></text:p>
      <text:p text:style-name="P14">Au fil de ses aventures, Hiroshi rencontre des compagnons de voyage courageux et des adversaires redoutables, mais il ne perd jamais de vue sa détermination à atteindre son but. Sa moto marine devient son symbole de liberté et d'indépendance, son compagnon fidèle dans les moments de danger et de triomphe.<text:span text:style-name="T1">&lt;</text:span><text:span text:style-name="T2">br&gt;&lt;br&gt;</text:span></text:p>
      <text:p text:style-name="P6">À travers les tempêtes et les combats épiques, Hiroshi apprend la valeur de l'amitié, du courage et de la persévérance. Son histoire devient une légende parmi les pirates et les explorateurs, un récit d'aventures et de découvertes qui inspire ceux qui rêvent de naviguer vers l'inconnu.</text:p>
      <text:p text:style-name="P7"/>
      <text:p text:style-name="P7"/>
      <text:p text:style-name="P7"/>
      <text:p text:style-name="P7"/>
      <text:p text:style-name="P7"/>
      <text:p text:style-name="P7"/>
      <text:p text:style-name="P7"/>
      <text:p text:style-name="P7"/>
      <text:p text:style-name="P7">"L'Épopée de la Moto : La Saga d'Aya Takahashi dans la Guerre des Titans" </text:p>
      <text:p text:style-name="P7"/>
      <text:p text:style-name="P12">Dans le monde impitoyable de L'Attaque des Titans, une motarde audacieuse nommée Aya Takahashi se dresse courageusement contre les Titans qui menacent l'humanité.&lt;<text:span text:style-name="T5">br&gt;&lt;br&gt;</text:span></text:p>
      <text:p text:style-name="P14">Aya, autrefois une messagère intrépide, manie sa moto à travers les rues étroites et les ruines des villes assiégées par les Titans. Sa moto devient son fidèle destrier, lui permettant de naviguer à travers les dangers avec une agilité et une vitesse remarquables.<text:span text:style-name="T1">&lt;</text:span><text:span text:style-name="T2">br&gt;&lt;br&gt;</text:span></text:p>
      <text:p text:style-name="P14"><text:soft-page-break/>Alors que les Titans déferlent sur les murs de la ville, Aya se porte volontaire pour des missions de sauvetage audacieuses, utilisant sa moto pour secourir les civils piégés sous les décombres ou pour avertir les quartiers de l'approche imminente des Titans.<text:span text:style-name="T1">&lt;</text:span><text:span text:style-name="T2">br&gt;&lt;br&gt;</text:span></text:p>
      <text:p text:style-name="P14">Pendant les combats désespérés, Aya se bat avec une bravoure indomptable, utilisant sa moto comme une arme improvisée contre les Titans et protégeant ceux qui ne peuvent se défendre. Son courage inspire les autres soldats et civils, faisant d'elle une figure de ralliement dans les moments les plus sombres.<text:span text:style-name="T1">&lt;</text:span><text:span text:style-name="T2">br&gt;&lt;br&gt;</text:span></text:p>
      <text:p text:style-name="P6">Malgré les pertes déchirantes et les horreurs auxquelles elle est confrontée, Aya refuse de renoncer à l'espoir. Elle continue de se battre pour un avenir où l'humanité peut vivre libre de la menace des Titans, son rugissement de moteur devenant un symbole de résistance et de détermin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Rugissement de Liberté : La Légende de Takeshi Nakamura dans les Murs des Titans" </text:p>
      <text:p text:style-name="P7"/>
      <text:p text:style-name="P12"><text:soft-page-break/>Dans l'univers terrifiant de L'Attaque des Titans, un motard courageux du nom de Takeshi Nakamura lutte pour sa survie dans un monde déchiré par les Titans, des créatures colossales dévoreuses d'hommes.&lt;<text:span text:style-name="T5">br&gt;&lt;br&gt;</text:span></text:p>
      <text:p text:style-name="P14">Takeshi, autrefois un simple livreur de colis, s'est rapidement adapté à la vie dans les murs, utilisant sa moto pour naviguer dans les rues étroites et échapper aux Titans rampants. Son habileté à manœuvrer à grande vitesse dans des environnements urbains hostiles en a fait une figure respectée parmi les survivants.&lt;<text:span text:style-name="T5">br&gt;&lt;br&gt;</text:span></text:p>
      <text:p text:style-name="P14">Un jour, alors qu'une horde de Titans déferle sur les murs de la ville, Takeshi se retrouve au cœur de l'action. Avec sa moto comme seul allié, il se lance dans une course effrénée pour avertir les habitants des attaques imminentes et les aider à évacuer vers des zones sécurisées.&lt;<text:span text:style-name="T5">br&gt;&lt;br&gt;</text:span></text:p>
      <text:p text:style-name="P6">Pendant la bataille désespérée qui s'ensuit, Takeshi montre un courage inébranlable, utilisant sa moto comme une arme improvisée pour distraire et repousser les Titans, permettant ainsi à d'autres de s'échapper. Son sang-froid et sa détermination inspirent ceux qui le voient combattre, même lorsque l'espoir semble s'évaporer.&lt;<text:span text:style-name="T5">br&gt;&lt;br&gt;</text:span></text:p>
      <text:p text:style-name="P6">Malgré les pertes déchirantes et les obstacles insurmontables, Takeshi continue de se battre, refusant de céder à la terreur et à la désespérance. Son histoire devient une légende parmi les survivants, un symbole de résilience et de détermination dans un monde au bord de l'abî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6"><text:span text:style-name="T1">"Sakura Uzumaki : La Moto Ninja"</text:span> <text:s/>- <text:span text:style-name="T3">naruto motarde</text:span></text:p>
      <text:p text:style-name="P6"/>
      <text:p text:style-name="P10">Dans l'univers de Naruto, une fille motarde nommée Sakura Uzumaki se distingue par sa passion pour les motos et son désir ardent de suivre les traces de ses héros ninja. Née dans un village caché au cœur des montagnes, Sakura a toujours été fascinée par la vitesse et la liberté que les motos offrent.<text:span text:style-name="T3">&lt;</text:span><text:span text:style-name="T4">br&gt;&lt;br&gt;</text:span></text:p>
      <text:p text:style-name="P10">Dès son plus jeune âge, Sakura s'entraîne secrètement à piloter des motos, inspirée par les récits des grandes courses de ninjas à travers le pays. Malgré les doutes de sa famille et de ses amis, elle persiste dans sa quête de devenir la meilleure motarde de son village.<text:span text:style-name="T3">&lt;</text:span><text:span text:style-name="T4">br&gt;&lt;br&gt;</text:span></text:p>
      <text:p text:style-name="P10">Sakura possède un tempérament courageux et déterminé, reflétant l'esprit des ninjas de Konoha. Elle combine habilement ses compétences en ninjutsu avec sa passion pour la moto, développant des techniques uniques qui lui permettent de manœuvrer à travers les terrains les plus difficiles et les situations périlleuses.<text:span text:style-name="T3">&lt;</text:span><text:span text:style-name="T4">br&gt;&lt;br&gt;</text:span></text:p>
      <text:p text:style-name="P10">Son talent attire l'attention de Naruto Uzumaki, le septième Hokage, qui reconnaît en elle un esprit intrépide similaire au sien. Naruto devient son mentor et l'encourage à poursuivre ses rêves malgré les obstacles qui se dressent sur son chemin.<text:span text:style-name="T3">&lt;</text:span><text:span text:style-name="T4">br&gt;&lt;br&gt;</text:span></text:p>
      <text:p text:style-name="P10">Au fil du temps, Sakura se forge une réputation dans le monde des motards ninjas, remportant des courses légendaires et repoussant les limites de ce qui est possible sur deux roues. Sa détermination inspire d'autres jeunes ninjas à poursuivre leurs propres passions, quels que soient les défis auxquels ils sont confrontés.<text:span text:style-name="T3">&lt;</text:span><text:span text:style-name="T4">br&gt;&lt;br&gt;</text:span></text:p>
      <text:p text:style-name="P6">À mesure que Sakura progresse dans son parcours, elle découvre des secrets enfouis au sein de son village et se retrouve plongée dans des aventures épiques aux côtés de Naruto et de ses camarades ninjas. Son histoire devient une légende, mêlant l'héritage des ninjas à la passion indomptable des motards, dans un univers où les limites sont définies par la force de l'esprit et le courage de suivre ses rêves.</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Ninja de la Route : L'Épopée de Takeshi Haruno"</text:span> – <text:span text:style-name="T3">naruto motard</text:span></text:p>
      <text:p text:style-name="P1"/>
      <text:p text:style-name="Standard"/>
      <text:p text:style-name="P10">Dans l'univers de Naruto, un motard nommé Takeshi Haruno se démarque par sa passion pour la vitesse et son esprit intrépide. Né dans un village entouré de montagnes escarpées, Takeshi a toujours été attiré par les routes sinueuses et les défis qu'elles offrent aux motards aguerris.<text:span text:style-name="T3">&lt;</text:span><text:span text:style-name="T4">br&gt;&lt;br&gt;</text:span></text:p>
      <text:p text:style-name="P10">Depuis son plus jeune âge, Takeshi a été fasciné par les récits des ninjas de son village, qui parcouraient le pays pour accomplir des missions périlleuses et protéger leur communauté. Inspiré par leur détermination et leur courage, Takeshi a décidé de suivre leur exemple, mais d'une manière qui lui était propre : à travers sa passion pour la moto.<text:span text:style-name="T3">&lt;</text:span><text:span text:style-name="T4">br&gt;&lt;br&gt;</text:span></text:p>
      <text:p text:style-name="P10">Avec une moto héritée de son père, Takeshi s'entraîne sans relâche, perfectionnant ses compétences de motard sur les routes difficiles de son village. Sa détermination et son talent attirent bientôt l'attention des autres habitants, qui reconnaissent en lui un esprit libre et indomptable.<text:span text:style-name="T3">&lt;</text:span><text:span text:style-name="T4">br&gt;&lt;br&gt;</text:span></text:p>
      <text:p text:style-name="P10">Takeshi rêve de participer à la légendaire Course des Ninjas, une compétition annuelle qui met à l'épreuve les compétences des motards à travers des terrains variés et des défis extrêmes. Pour lui, cette course représente bien plus qu'une simple compétition : c'est l'occasion de prouver sa valeur en tant que motard et de suivre les traces des héros qui l'ont inspiré.<text:span text:style-name="T3">&lt;</text:span><text:span text:style-name="T4">br&gt;&lt;br&gt;</text:span></text:p>
      <text:p text:style-name="P10">Malgré les doutes et les obstacles qui se dressent sur son chemin, Takeshi refuse d'abandonner. Avec l'aide de ses amis et de son mentor, un vétéran motard du village, il se prépare pour la course ultime, déterminé à repousser ses limites et à réaliser son rêve de devenir un véritable "Ninja de la Route".<text:span text:style-name="T3">&lt;</text:span><text:span text:style-name="T4">br&gt;&lt;br&gt;</text:span></text:p>
      <text:p text:style-name="P6">Au cours de son périple, Takeshi découvre le véritable sens du courage, de l'amitié et de la détermination. Sa quête pour devenir le plus grand motard de son village le conduit à travers des aventures palpitantes et des défis inattendus, le transformant en un véritable héros de la rout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Motard de l'Au-delà : L'épopée de Ryota Kurosawa"</text:span> – <text:span text:style-name="T3">bleach motard</text:span></text:p>
      <text:p text:style-name="Standard"/>
      <text:p text:style-name="Standard"/>
      <text:p text:style-name="P6">Dans l'univers de Bleach, l'histoire d'un motard nommé Ryota Kurosawa se déroule dans un monde où les âmes des défunts, les Shinigamis, les Hollows et les Quincy se côtoient. Ryota, un jeune homme passionné par les motos et intrépide dans l'âme, se distingue par son courage et sa détermination à protéger les âmes humaines des menaces spirituelles.&lt;<text:span text:style-name="T4">br&gt;&lt;br&gt;</text:span></text:p>
      <text:p text:style-name="P10">Né dans le monde des vivants mais capable de percevoir les énergies spirituelles depuis son plus jeune âge, Ryota a toujours été fasciné par l'inconnu et attiré par les mystères du monde spirituel. Son intérêt pour les motos est né de son désir de liberté et de son besoin de fuir l'ennui de la vie quotidienne.&lt;<text:span text:style-name="T4">br&gt;&lt;br&gt;</text:span></text:p>
      <text:p text:style-name="P10">Un jour, alors qu'il explore les routes sinueuses de Karakura Town sur sa moto customisée, Ryota rencontre un Shinigami blessé au combat contre un Hollow. Pris par surprise, il décide d'intervenir et d'aider le Shinigami à repousser la menace. Cette rencontre fortuite marque le début d'une aventure épique pour Ryota, alors qu'il se retrouve plongé dans les conflits entre les mondes spirituels et humains.&lt;<text:span text:style-name="T4">br&gt;&lt;br&gt;</text:span></text:p>
      <text:p text:style-name="P10">Guidé par son sens du devoir et sa loyauté envers ses amis, Ryota décide de devenir un protecteur des âmes, un "Motard de l'Au-delà", utilisant sa moto comme un moyen de voyager rapidement entre les mondes et de combattre les forces du mal qui menacent l'harmonie spirituelle.&lt;<text:span text:style-name="T4">br&gt;&lt;br&gt;</text:span></text:p>
      <text:p text:style-name="P10">Au fil de son voyage, Ryota se lie d'amitié avec des Shinigamis, des Quincy et d'autres alliés improbables, formant une équipe hétéroclite déterminée à défendre la paix entre les mondes. Ensemble, ils affrontent des Hollows redoutables, des ennemis mystérieux et des conspirations sombres qui menacent l'équilibre fragile de l'univers spirituel.&lt;<text:span text:style-name="T4">br&gt;&lt;br&gt;</text:span></text:p>
      <text:p text:style-name="P6">À travers ses aventures, Ryota découvre le véritable pouvoir de l'amitié, de la loyauté et du sacrifice, tout en explorant les mystères profonds de l'âme humaine et de l'univers spirituel.</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Motarde de l'Âme : L'épopée de Kaori Ishikawa"</text:span> <text:s/>- <text:span text:style-name="T3">bleach motarde</text:span></text:p>
      <text:p text:style-name="P1"/>
      <text:p text:style-name="P1"/>
      <text:p text:style-name="P3">Dans l'univers de Bleach, l'histoire d'une motarde nommée Kaori Ishikawa se déroule dans un monde où les âmes des défunts, les Shinigamis, les Hollows et les Quincy coexistent. Kaori, une jeune femme audacieuse et passionnée par les motos, se distingue par son esprit intrépide et son engagement à protéger l'équilibre entre les mondes spirituels et humains.&lt;<text:span text:style-name="T4">br&gt;&lt;br&gt;</text:span></text:p>
      <text:p text:style-name="P10">Née dans un petit village proche de la frontière entre les mondes spirituels et humains, Kaori a toujours été fascinée par les mystères de l'au-delà et par les récits des Shinigamis. Inspirée par leur dévouement et leur courage, elle décide de suivre leur voie, mais à sa manière : sur une moto.&lt;<text:span text:style-name="T4">br&gt;&lt;br&gt;</text:span></text:p>
      <text:p text:style-name="P10">Dotée d'un tempérament aventureux et d'un désir ardent de liberté, Kaori parcourt les routes sinueuses de Karakura Town sur sa moto customisée, explorant les secrets cachés des mondes spirituels et humains. Son amour pour la vitesse et son habileté à manier sa moto lui valent le respect de ses pairs et la réputation de motarde la plus rapide de la région.&lt;<text:span text:style-name="T4">br&gt;&lt;br&gt;</text:span></text:p>
      <text:p text:style-name="P10">Un jour, lors d'une balade solitaire, Kaori rencontre un groupe de Shinigamis aux prises avec un Hollow redoutable. Sans hésiter, elle se lance dans la bataille, utilisant sa moto et ses compétences de motarde pour protéger les Shinigamis et repousser la menace. Cette rencontre marque le début d'une aventure extraordinaire pour Kaori, alors qu'elle se retrouve plongée dans les conflits entre les mondes spirituels et humains.&lt;<text:span text:style-name="T4">br&gt;&lt;br&gt;</text:span></text:p>
      <text:p text:style-name="P10">Guidée par son courage et sa détermination, Kaori décide de devenir une protectrice des âmes, une "Motarde de l'Âme", utilisant sa moto comme un moyen de voyager rapidement entre les mondes et de combattre les forces obscures qui menacent la paix.&lt;<text:span text:style-name="T4">br&gt;&lt;br&gt;</text:span></text:p>
      <text:p text:style-name="P6">Au fil de son voyage, Kaori se lie d'amitié avec des Shinigamis, des Quincy et d'autres alliés improbables, formant une équipe déterminée à défendre l'équilibre fragile de l'univers spirituel.&lt;<text:span text:style-name="T4">br&gt;&lt;br&gt;</text:span></text:p>
      <text:p text:style-name="P6"><text:soft-page-break/>À travers ses aventures, Kaori découvre le véritable sens du courage, de l'amitié et du sacrifice, tout en explorant les mystères profonds de l'âme humaine et de l'univers spiritue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L'Éclipse du Motard : La Quête de Rédemption de Kain"</text:span> <text:s/>- <text:span text:style-name="T3">berserk motard</text:span></text:p>
      <text:p text:style-name="P1"/>
      <text:p text:style-name="P1"/>
      <text:p text:style-name="P2">Dans l'univers sombre et torturé de Berserk, un motard nommé Kain traverse les terres ravagées par la guerre et la magie noire. Désabusé par les horreurs du monde qui l'entoure, Kain chevauche sa moto à travers des paysages dévastés, cherchant un sens à sa vie et une rédemption pour son passé tourmenté.</text:p>
      <text:p text:style-name="P6">Autrefois un soldat loyal au service d'une armée corrompue, Kain a été témoin des atrocités perpétrées au nom du pouvoir et de la domination. Hanté par les souvenirs de sa propre culpabilité et de sa participation à des actes impardonnables, il a abandonné son allégeance et a choisi de prendre la route, loin des conflits et des tourments de la guerre.</text:p>
      <text:p text:style-name="P6">Sa moto, une machine sombre et imposante qu'il a baptisée "L'Éclipse", devient son refuge et son compagnon dans sa quête de rédemption. Avec le vent hurlant dans ses oreilles et la route défilant sous ses roues, Kain cherche à se libérer du fardeau de son passé tout en cherchant un avenir de paix et de réconciliation.</text:p>
      <text:p text:style-name="P6">Au cours de son périple, Kain rencontre des âmes brisées et des esprits perdus, tous cherchant à trouver un sens à leur existence dans un monde en proie au chaos. Malgré les dangers qui l'entourent et les démons qui le hantent, Kain refuse de renoncer à son espoir de trouver la lumière au bout du tunnel.</text:p>
      <text:p text:style-name="P6">À travers ses voyages, Kain découvre le pouvoir de la compassion et de la résilience, trouvant une lueur d'espoir même dans les ténèbres les plus profondes. Son histoire est celle d'une quête de rédemption, d'un voyage intérieur vers la guérison et la réconciliation avec son propre passé.</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L'Espoir de la Motarde : La Quête de Yuna dans les Ténèbres"</text:span> <text:s/>- <text:span text:style-name="T3">berserk motarde</text:span></text:p>
      <text:p text:style-name="P1"/>
      <text:p text:style-name="P1"/>
      <text:p text:style-name="P3">Dans l'univers brutal et sombre de Berserk, une motarde nommée Yuna arpente les terres déchirées par la guerre et les ténèbres. Dotée d'une détermination farouche et d'un cœur plein de compassion, Yuna chevauche sa moto à travers les paysages dévastés, défiant les forces du mal et protégeant les innocents avec bravoure.&lt;<text:span text:style-name="T4">br&gt;&lt;br&gt;</text:span></text:p>
      <text:p text:style-name="P10">Jeune femme au passé mystérieux, Yuna a été marquée par les horreurs de la guerre dès son plus jeune âge. Élevée dans un monde de violence et de désespoir, elle a choisi de consacrer sa vie à défendre les faibles et à combattre l'oppression, même au péril de sa propre sécurité.&lt;<text:span text:style-name="T4">br&gt;&lt;br&gt;</text:span></text:p>
      <text:p text:style-name="P10">Sa moto, une bête mécanique qu'elle a nommée "L'Espoir", devient le symbole de sa résistance et de sa détermination. Avec ses roues rugissantes et son moteur grondant, elle traverse les champs de bataille et les ruines des civilisations, apportant un éclat d'espoir là où règne la désolation.&lt;<text:span text:style-name="T4">br&gt;&lt;br&gt;</text:span></text:p>
      <text:p text:style-name="P10">Au cours de ses voyages, Yuna rencontre des âmes tourmentées et des esprits brisés, tous cherchant un refuge contre les ombres qui les menacent. Avec compassion et détermination, elle leur offre un abri et une lueur d'espoir, guidant ceux qui sont perdus vers un avenir meilleur.&lt;<text:span text:style-name="T4">br&gt;&lt;br&gt;</text:span></text:p>
      <text:p text:style-name="P10">Malgré les dangers qui l'entourent et les démons qui rôdent dans l'obscurité, Yuna refuse de céder à la désespérance. Portée par sa foi en un avenir meilleur et son engagement envers la justice, elle continue d'avancer, bravant les tempêtes et les tourments pour protéger ceux qui ne peuvent se protéger eux-mêmes.&lt;<text:span text:style-name="T4">br&gt;&lt;br&gt;</text:span></text:p>
      <text:p text:style-name="P10">Son histoire est celle d'une lumière dans les ténèbres, d'une force de caractère face à l'adversité, et d'un espoir inébranlable au cœur de la nuit la plus sombre.</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Vent Divin : La Quête de Rédemption de Rei dans les Terres du Vagabond"</text:span> </text:p>
      <text:p text:style-name="P4">kenshin motarde</text:p>
      <text:p text:style-name="P4"/>
      <text:p text:style-name="P1"/>
      <text:p text:style-name="P3">Dans l'univers tourmenté et empreint de rédemption de Kenshin le Vagabond, une motarde nommée Rei traverse les routes du Japon de l'ère Meiji, portant sur ses épaules le poids de son propre passé et les espoirs de ceux qu'elle croise sur son chemin.<text:span text:style-name="T3">&lt;</text:span><text:span text:style-name="T4">br&gt;&lt;br&gt;</text:span></text:p>
      <text:p text:style-name="P10">Née dans une période de tumulte et de changement, Rei a grandi dans un Japon en pleine transition, où les anciennes traditions côtoient les idéaux nouveaux. Élevée dans une famille de samouraïs déchus, elle a hérité de l'esprit du guerrier, mais a choisi de suivre sa propre voie, guidée par sa moto et sa quête de rédemption.<text:span text:style-name="T3">&lt;</text:span><text:span text:style-name="T4">br&gt;&lt;br&gt;</text:span></text:p>
      <text:p text:style-name="P10">Sa moto, une machine de métal et de puissance qu'elle a baptisée "Vent Divin", est son compagnon de route et son symbole de liberté. Avec ses roues rugissantes et son moteur grondant, elle parcourt les terres déchirées par la guerre et la trahison, cherchant à apporter un peu de lumière là où règne l'obscurité.<text:span text:style-name="T3">&lt;</text:span><text:span text:style-name="T4">br&gt;&lt;br&gt;</text:span></text:p>
      <text:p text:style-name="P10">Au cours de ses voyages, Rei rencontre des âmes brisées et des esprits tourmentés, tous cherchant à trouver leur place dans un monde en plein bouleversement. Avec compassion et détermination, elle leur offre son aide et son soutien, leur rappelant que même dans les moments les plus sombres, il y a toujours de l'espoir.<text:span text:style-name="T3">&lt;</text:span><text:span text:style-name="T4">br&gt;&lt;br&gt;</text:span></text:p>
      <text:p text:style-name="P10">Mais le passé de Rei n'est jamais loin, hantant ses pensées et la poussant à affronter ses propres démons. Tiraillée entre son désir de rédemption et les fantômes de son passé, elle lutte pour trouver la paix intérieure et la véritable signification de son voyage.<text:span text:style-name="T3">&lt;</text:span><text:span text:style-name="T4">br&gt;&lt;br&gt;</text:span></text:p>
      <text:p text:style-name="P6">Son histoire est celle d'une voyageuse solitaire à la recherche de son propre chemin, d'une guerrière à la recherche de rédemption, et d'une motarde à la poursuite de la liberté.</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Vent d'Acier : La Quête de Rédemption de Kaito Sato dans les Terres du Vagabond"</text:span> </text:p>
      <text:p text:style-name="P4">kenshin motard</text:p>
      <text:p text:style-name="P4"/>
      <text:p text:style-name="P4"/>
      <text:p text:style-name="P5">Dans l'univers tumultueux de Kenshin le Vagabond, un motard nommé Kaito Sato sillonne les routes du Japon de l'ère Meiji, portant sur ses épaules le fardeau de son passé et l'espoir d'un avenir meilleur.&lt;<text:span text:style-name="T4">br&gt;&lt;br&gt;</text:span></text:p>
      <text:p text:style-name="P10">Né dans une époque de changements radicaux, Kaito a grandi dans un Japon en pleine transition, où les samouraïs autrefois respectés sont devenus des vagabonds errants, cherchant à trouver leur place dans un monde en mutation. Issu d'une lignée de guerriers, Kaito a hérité de l'honneur et de la fierté de ses ancêtres, mais il a choisi de suivre sa propre voie, guidé par sa moto et sa quête de rédemption.&lt;<text:span text:style-name="T4">br&gt;&lt;br&gt;</text:span></text:p>
      <text:p text:style-name="P10">Sa moto, un véhicule de métal et de puissance qu'il a baptisé "Vent d'Acier", est son compagnon de route et son symbole de liberté. Avec ses roues rugissantes et son moteur grondant, il traverse les terres déchirées par la guerre et la trahison, cherchant à apporter un peu de lumière là où règne l'obscurité.&lt;<text:span text:style-name="T4">br&gt;&lt;br&gt;</text:span></text:p>
      <text:p text:style-name="P10">Au cours de ses voyages, Kaito rencontre des âmes tourmentées et des esprits brisés, tous cherchant à trouver leur place dans un monde en plein bouleversement. Avec compassion et détermination, il leur offre son aide et son soutien, leur rappelant que même dans les moments les plus sombres, il y a toujours de l'espoir.&lt;<text:span text:style-name="T4">br&gt;&lt;br&gt;</text:span></text:p>
      <text:p text:style-name="P6">Mais le passé de Kaito n'est jamais loin, hantant ses pensées et le poussant à affronter ses propres démons. Tiraillé entre son désir de rédemption et les fantômes de son passé, il lutte pour trouver la paix intérieure et la véritable signification de son voyage.&lt;<text:span text:style-name="T4">br&gt;&lt;br&gt;</text:span></text:p>
      <text:p text:style-name="P6">Son histoire est celle d'un vagabond solitaire à la recherche de son propre chemin, d'un guerrier à la recherche de rédemption, et d'un motard à la poursuite de la liberté.</text:p>
      <text:p text:style-name="P4"><text:soft-page-break/></text:p>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07T13:30:16.448000000</dc:date>
    <meta:editing-duration>PT11H44M11S</meta:editing-duration>
    <meta:editing-cycles>4</meta:editing-cycles>
    <meta:generator>LibreOffice/7.4.0.3$Windows_X86_64 LibreOffice_project/f85e47c08ddd19c015c0114a68350214f7066f5a</meta:generator>
    <meta:document-statistic meta:table-count="0" meta:image-count="0" meta:object-count="0" meta:page-count="14" meta:paragraph-count="84" meta:word-count="3485" meta:character-count="21366" meta:non-whitespace-character-count="17952"/>
  </office:meta>
</office:document-meta>
</file>